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a</mi>
      </mstyle>
      <mrow>
        <mspace width="2em"/>
        <mo stretchy="false">=</mo>
        <mrow>
          <mspace width="2em"/>
          <mo stretchy="false">−</mo>
          <msub>
            <mi>a</mi>
            <mtext>z</mtext>
          </msub>
        </mrow>
      </mrow>
      <mspace width="0.5em"/>
      <msub>
        <mstyle mathvariant="bold">
          <mi>e</mi>
        </mstyle>
        <mtext>r</mtext>
      </msub>
      <mrow>
        <mspace width="2em"/>
        <mo stretchy="false">+</mo>
        <mspace width="2em"/>
      </mrow>
      <mi mathvariant="normal">α</mi>
      <mspace width="0.5em"/>
      <msub>
        <mstyle mathvariant="bold">
          <mi>e</mi>
        </mstyle>
        <mtext>T</mtext>
      </msub>
    </mrow>
    <annotation encoding="StarMath 5.0">bold a ~=~ - a _"z" ` { bold e } _"r" ~+~ %ialpha ` { bold e } _"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21:03:00.268000000</meta:creation-date>
    <dc:date>2015-03-05T21:04:13.664000000</dc:date>
    <meta:editing-duration>PT1M13S</meta:editing-duration>
    <meta:editing-cycles>1</meta:editing-cycles>
    <meta:generator>LibreOffice/4.3.4.1$Windows_x86 LibreOffice_project/bc356b2f991740509f321d70e4512a6a54c5f243</meta:generator>
  </office:meta>
</office:document-meta>
</file>